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.handl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readFromRequest( final FormContext form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ction.fireActionEvent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on.add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perform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remove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broadcastEvent( Widge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on.Action( 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